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329C461E.jpg" manifest:media-type="image/jpeg"/>
  <manifest:file-entry manifest:full-path="Pictures/10000000000002580000019244354AF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3.333cm" svg:height="10cm" svg:x="7.333cm" svg:y="3cm" presentation:class="graphic">
          <draw:image xlink:href="Pictures/1000000000000258000001C2329C461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3" draw:text-style-name="P3" draw:layer="layout" svg:width="13.333cm" svg:height="8.932cm" svg:x="7.332cm" svg:y="3.534cm" presentation:class="graphic" presentation:user-transformed="true">
          <draw:image xlink:href="Pictures/10000000000002580000019244354AF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nb" fo:country="NO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15:30:41.120000000</meta:creation-date>
    <meta:editing-duration>PT1M50S</meta:editing-duration>
    <meta:editing-cycles>3</meta:editing-cycles>
    <meta:generator>LibreOffice/24.8.4.2$Windows_X86_64 LibreOffice_project/bb3cfa12c7b1bf994ecc5649a80400d06cd71002</meta:generator>
    <dc:title>Blue Curve</dc:title>
    <dc:date>2025-02-18T15:34:26.028000000</dc:date>
    <meta:document-statistic meta:object-count="46"/>
  </office:meta>
</office:document-meta>
</file>